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style>
    <style:style style:name="T2" style:parent-style-name="Policepardéfaut" style:family="tex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T3" style:parent-style-name="Policepardéfaut" style:family="text">
      <style:text-properties style:font-name="Times New Roman" style:font-name-asian="Times New Roman" style:font-name-complex="Times New Roman" fo:font-weight="bold" style:font-weight-asian="bold" style:font-weight-complex="bold" fo:color="#0000FF" style:letter-kerning="true" fo:font-size="24pt" style:font-size-asian="24pt" style:font-size-complex="24pt" style:text-underline-type="single" style:text-underline-style="solid" style:text-underline-width="auto" style:text-underline-mode="continuous"/>
    </style:style>
    <style:style style:name="P4" style:parent-style-name="Normal" style:family="paragraph">
      <style:paragraph-properties fo:margin-top="0.0694in" fo:margin-bottom="0.0694in" fo:line-height="100%"/>
    </style:style>
    <style:style style:name="T5" style:parent-style-name="Policepardéfaut" style:family="text">
      <style:text-properties style:font-name="Times New Roman" style:font-name-asian="Times New Roman" style:font-name-complex="Times New Roman" fo:font-size="12pt" style:font-size-asian="12pt" style:font-size-complex="12pt"/>
    </style:style>
    <style:style style:name="T6"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19" style:parent-style-name="Normal" style:family="paragraph">
      <style:paragraph-properties fo:margin-top="0.0694in" fo:margin-bottom="0.0694in" fo:line-height="100%"/>
    </style:style>
    <style:style style:name="T20" style:parent-style-name="Policepardéfaut" style:family="text">
      <style:text-properties style:font-name="Times New Roman" style:font-name-asian="Times New Roman" style:font-name-complex="Times New Roman" fo:font-size="12pt" style:font-size-asian="12pt" style:font-size-complex="12pt"/>
    </style:style>
    <style:style style:name="T2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P25" style:parent-style-name="Paragraphedeliste"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6" style:parent-style-name="Paragraphedeliste"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7" style:parent-style-name="Normal" style:family="paragraph">
      <style:paragraph-properties fo:margin-top="0.0694in" fo:margin-bottom="0.0694in" fo:line-height="100%"/>
    </style:style>
    <style:style style:name="T28" style:parent-style-name="Policepardéfaut" style:family="text">
      <style:text-properties style:font-name="Times New Roman" style:font-name-asian="Times New Roman" style:font-name-complex="Times New Roman" fo:font-size="12pt" style:font-size-asian="12pt" style:font-size-complex="12pt"/>
    </style:style>
    <style:style style:name="T29"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T30" style:parent-style-name="Policepardéfaut" style:family="text">
      <style:text-properties style:font-name="Times New Roman" style:font-name-asian="Times New Roman" style:font-name-complex="Times New Roman" fo:font-size="12pt" style:font-size-asian="12pt" style:font-size-complex="12pt"/>
    </style:style>
    <style:style style:name="T3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2" style:parent-style-name="Normal" style:family="paragraph">
      <style:paragraph-properties fo:margin-top="0.0694in" fo:margin-bottom="0.0694in" fo:line-height="100%"/>
    </style:style>
    <style:style style:name="T33" style:parent-style-name="Policepardéfaut" style:family="text">
      <style:text-properties style:font-name="Times New Roman" style:font-name-asian="Times New Roman" style:font-name-complex="Times New Roman" fo:font-size="12pt" style:font-size-asian="12pt" style:font-size-complex="12pt"/>
    </style:style>
    <style:style style:name="T34"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style>
    <style:style style:name="P3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3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37" style:parent-style-name="Normal" style:family="paragraph">
      <style:paragraph-properties fo:margin-top="0.0694in" fo:margin-bottom="0.0694in" fo:line-height="100%"/>
    </style:style>
    <style:style style:name="T38" style:parent-style-name="Policepardéfaut" style:family="text">
      <style:text-properties style:font-name="Times New Roman" style:font-name-asian="Times New Roman" style:font-name-complex="Times New Roman" fo:font-size="12pt" style:font-size-asian="12pt" style:font-size-complex="12pt"/>
    </style:style>
    <style:style style:name="T3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office:automatic-styles>
  <office:body>
    <office:text text:use-soft-page-breaks="true">
      <text:h text:style-name="P1" text:outline-level="1"><text:span text:style-name="T2">Observability</text:span><text:a office:title="Permalink to this headline" xlink:href="file:///C:/Users/fb019397/Documents/Perso/Prod/sphinx-knowledge/build/html/Container/Observability/index.html#observability" office:target-frame-name="_top" xlink:show="replace"><text:span text:style-name="T3">¶</text:span></text:a></text:h>
      <text:p text:style-name="P4"><text:span text:style-name="T5">standard: CNCF<text:s/></text:span><text:a xlink:href="https://landscape.cncf.io/?project=graduated,incubating" office:target-frame-name="_top" xlink:show="replace"><text:span text:style-name="T6">Cloud native Computing Foundation</text:span></text:a></text:p>
      <text:p text:style-name="P7">new relic?</text:p>
      <text:list text:style-name="LFO1" text:continue-numbering="true">
        <text:list-item>
          <text:p text:style-name="P8">Traces : A trace follows a program flow with detailed technical information, mainly used to find performance bottleneck, and in case of error to find how you get there. Trace will typically be analyzed by program.</text:p>
        </text:list-item>
        <text:list-item>
          <text:p text:style-name="P9">Logs : A log is a discrete event that the programmer deemed interesting enough to be logged. The most important use case for logs is error reporting, but there may be other categroy ordered by their level of importance or details: warning, debug, info and trace.</text:p>
        </text:list-item>
        <text:list-item>
          <text:p text:style-name="P10">Monitoring : is collecting, aggregating and analyzing metrics, these can be memory disk space available, throughput. The metric can come from the cluster, the node, (the pod for k8s), the container, the application.</text:p>
        </text:list-item>
      </text:list>
      <text:h text:style-name="P11" text:outline-level="2">Logs</text:h>
      <text:p text:style-name="P12">buzzwords: Datadog?</text:p>
      <text:h text:style-name="P13" text:outline-level="3">Complete logging<text:s/>stack</text:h>
      <text:list text:style-name="LFO2" text:continue-numbering="true">
        <text:list-item>
          <text:p text:style-name="P14">ELK = Elastic Search - Logstash/fluentd - Kibana</text:p>
        </text:list-item>
        <text:list-item>
          <text:p text:style-name="P15">Loki<text:s/><text:s/>(promtail as shipper) - Grafana</text:p>
        </text:list-item>
        <text:list-item>
          <text:p text:style-name="P16">Splunk? -&gt; commercial</text:p>
        </text:list-item>
        <text:list-item>
          <text:p text:style-name="P17">Graylog -&gt; open source</text:p>
        </text:list-item>
      </text:list>
      <text:h text:style-name="P18" text:outline-level="3">Log shiper</text:h>
      <text:list text:style-name="LFO3" text:continue-numbering="true">
        <text:list-item>
          <text:p text:style-name="P19"><text:span text:style-name="T20">fluentd : logs shipper, tansform to json as soon as possible -<text:s/></text:span><text:span text:style-name="T21">CNCF graduated</text:span></text:p>
        </text:list-item>
        <text:list-item>
          <text:p text:style-name="P22">Logstash : logs shipper - pros flexible due to lot of plugins, cons: perf</text:p>
        </text:list-item>
      </text:list>
      <text:h text:style-name="P23" text:outline-level="2">Tracing</text:h>
      <text:h text:style-name="P24" text:outline-level="3">complete solution</text:h>
      <text:list text:style-name="LFO4" text:continue-numbering="true">
        <text:list-item>
          <text:p text:style-name="P25">Sleuth - Brave - Zipkin<text:s/></text:p>
        </text:list-item>
        <text:list-item>
          <text:p text:style-name="P26">Open Telemetry - Jaeger</text:p>
        </text:list-item>
      </text:list>
      <text:p text:style-name="P27"><text:span text:style-name="T28">Brave:<text:s/></text:span><text:a xlink:href="https://github.com/openzipkin/brave" office:target-frame-name="_top" xlink:show="replace"><text:span text:style-name="T29">Brave</text:span></text:a><text:span text:style-name="T30"><text:s/>tracing instrumentation. Jaeger:<text:s/></text:span><text:span text:style-name="T31">CNCF graduated</text:span></text:p>
      <text:p text:style-name="P32"><text:span text:style-name="T33">API :<text:s/></text:span><text:a xlink:href="https://opentelemetry.io/docs/instrumentation/java/" office:target-frame-name="_top" xlink:show="replace"><text:span text:style-name="T34">https://opentelemetry.io/docs/instrumentation/java/</text:span></text:a></text:p>
      <text:h text:style-name="P35" text:outline-level="2">Metrics</text:h>
      <text:p text:style-name="P36">Prometheus - Grafana</text:p>
      <text:p text:style-name="P37"><text:span text:style-name="T38">prometheus:<text:s/></text:span><text:span text:style-name="T39">CNCF graduated</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ral, Freiric</meta:initial-creator>
    <dc:creator>Barral, Freiric</dc:creator>
    <meta:creation-date>2022-02-21T14:34:00Z</meta:creation-date>
    <dc:date>2022-02-21T21:56:00Z</dc:date>
    <meta:template xlink:href="Normal.dotm" xlink:type="simple"/>
    <meta:editing-cycles>3</meta:editing-cycles>
    <meta:editing-duration>PT26520S</meta:editing-duration>
    <meta:document-statistic meta:page-count="1" meta:paragraph-count="3" meta:word-count="260" meta:character-count="1739" meta:row-count="12" meta:non-whitespace-character-count="1482"/>
  </office:meta>
</office:document-meta>
</file>